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FreeSans1" svg:font-family="FreeSans"/>
    <style:font-face style:name="Liberation Sans" svg:font-family="'Liberation Sans'"/>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yspread</text:p>
      <text:p text:style-name="Title">Developer documentation</text:p>
      <text:p text:style-name="Standard"/>
      <text:p text:style-name="Standard"/>
      <text:h text:style-name="Heading_20_1" text:outline-level="1">Intended audience</text:h>
      <text:p text:style-name="Standard"/>
      <text:p text:style-name="Standard">This document is for people who would like to understand the code base of the software pyspread. This includes code contributors, testers as well as people who want to include parts of the program into their own GPL application.</text:p>
      <text:p text:style-name="Standard"/>
      <text:p text:style-name="Standard">This is not the user documentation.</text:p>
      <text:p text:style-name="Standard"/>
      <text:h text:style-name="Heading_20_1" text:outline-level="1">The pyspread code</text:h>
      <text:p text:style-name="Standard">Pyspread has been almost completely rewritten from version 0.1.2 to 0.1.3. This document refers to v. 0.1.3.</text:p>
      <text:p text:style-name="Standard"/>
      <text:p text:style-name="Standard">Pyspread is written in the Python programming language.</text:p>
      <text:p text:style-name="Standard"/>
      <text:p text:style-name="Standard">The code is organized in the src folder. There are the following sub-folders:</text:p>
      <table:table table:name="Table1" table:style-name="Table1">
        <table:table-column table:style-name="Table1.A" table:number-columns-repeated="2"/>
        <table:table-row>
          <table:table-cell table:style-name="Table1.A1" office:value-type="string">
            <text:p text:style-name="Table_20_Contents">actions</text:p>
          </table:table-cell>
          <table:table-cell table:style-name="Table1.B1" office:value-type="string">
            <text:p text:style-name="Table_20_Contents">Actions that change the model</text:p>
          </table:table-cell>
        </table:table-row>
        <table:table-row>
          <table:table-cell table:style-name="Table1.A2" office:value-type="string">
            <text:p text:style-name="Table_20_Contents">gui</text:p>
          </table:table-cell>
          <table:table-cell table:style-name="Table1.B2" office:value-type="string">
            <text:p text:style-name="Table_20_Contents">GUI elements including events</text:p>
          </table:table-cell>
        </table:table-row>
        <table:table-row>
          <table:table-cell table:style-name="Table1.A2" office:value-type="string">
            <text:p text:style-name="Table_20_Contents">model</text:p>
          </table:table-cell>
          <table:table-cell table:style-name="Table1.B2" office:value-type="string">
            <text:p text:style-name="Table_20_Contents">Core data structure</text:p>
          </table:table-cell>
        </table:table-row>
        <table:table-row>
          <table:table-cell table:style-name="Table1.A2" office:value-type="string">
            <text:p text:style-name="Table_20_Contents">lib</text:p>
          </table:table-cell>
          <table:table-cell table:style-name="Table1.B2" office:value-type="string">
            <text:p text:style-name="Table_20_Contents">Generically usable libraries</text:p>
          </table:table-cell>
        </table:table-row>
      </table:table>
      <text:p text:style-name="Standard"/>
      <text:p text:style-name="Standard">Figure 1 displays class instance dependencies of the different layers.</text:p>
      <text:p text:style-name="Standard"><draw:frame draw:style-name="fr1" draw:name="Frame1" text:anchor-type="paragraph" svg:width="6.9252in" draw:z-index="0"><draw:text-box fo:min-height="6.6661in"><text:p text:style-name="Figure"><draw:frame draw:style-name="fr2" draw:name="graphics1" text:anchor-type="paragraph" svg:x="0.0016in" svg:y="0.0008in" svg:width="6.9252in" style:rel-width="100%" svg:height="6.6661in" style:rel-height="scale" draw:z-index="1"><draw:image xlink:href="../figures/Class%20diagram.png" xlink:type="simple" xlink:show="embed" xlink:actuate="onLoad" draw:filter-name="&lt;All formats&gt;"/></draw:frame></text:p><text:p text:style-name="Figure">Figure <text:sequence text:ref-name="refFigure0" text:name="Figure" text:formula="ooow:Figure+1" style:num-format="1">1</text:sequence>: Dependencies and layers of pyspread.</text:p></draw:text-box></draw:frame><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FreeSans1" svg:font-family="FreeSans"/>
    <style:font-face style:name="Liberation Sans" svg:font-family="'Liberation Sans'"/>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Arial" fo:font-size="12pt" fo:language="de" fo:country="DE"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27T22:13:29</meta:creation-date>
    <dc:date>2011-07-27T22:45:31</dc:date>
    <meta:editing-duration>PT16M51S</meta:editing-duration>
    <meta:editing-cycles>3</meta:editing-cycles>
    <meta:generator>LibreOffice/3.3$Linux LibreOffice_project/330m19$Build-202</meta:generator>
    <meta:document-statistic meta:table-count="1" meta:image-count="1" meta:object-count="0" meta:page-count="2" meta:paragraph-count="19" meta:word-count="127" meta:character-count="807"/>
  </office:meta>
</office:document-meta>
</file>